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2"/>
    </style:style>
    <style:style style:name="P2" style:family="paragraph" style:parent-style-name="Text_20_body">
      <style:paragraph-properties fo:text-align="justify" style:justify-single-word="false"/>
      <style:text-properties fo:color="#00000a" style:font-name="Arial2" fo:font-size="12pt" style:font-size-asian="12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f75e9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a" style:font-name="Arial2" fo:font-size="12pt" fo:letter-spacing="normal" fo:font-style="normal" fo:font-weight="normal" officeooo:rsid="001b7710" officeooo:paragraph-rsid="002064d7" style:font-size-asian="12pt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  <style:text-properties style:font-name="Arial2"/>
    </style:style>
    <style:style style:name="P8" style:family="paragraph" style:parent-style-name="Heading_20_3" style:master-page-name="Standard">
      <style:paragraph-properties style:page-number="auto"/>
    </style:style>
    <style:style style:name="P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a" style:font-name="Arial2" fo:font-size="12pt" fo:letter-spacing="normal" officeooo:rsid="001b7710" officeooo:paragraph-rsid="002064d7" style:font-size-asian="12pt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a" style:font-name="Arial2" fo:font-size="12pt" fo:letter-spacing="normal" fo:font-style="normal" fo:font-weight="normal" officeooo:rsid="001b7710" officeooo:paragraph-rsid="002064d7" style:font-size-asian="12pt"/>
    </style:style>
    <style:style style:name="P11" style:family="paragraph" style:parent-style-name="Text_20_body" style:list-style-name="L2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font-variant="normal" fo:text-transform="none" fo:color="#00000a" style:font-name="Arial2" fo:font-size="12pt" fo:letter-spacing="normal" fo:font-style="normal" fo:font-weight="normal" officeooo:rsid="001b7710" officeooo:paragraph-rsid="002064d7" style:font-size-asian="12pt"/>
    </style:style>
    <style:style style:name="T1" style:family="text">
      <style:text-properties fo:color="#00000a" style:font-name="Arial2" fo:font-size="12pt" officeooo:rsid="002064d7" style:font-size-asian="12pt"/>
    </style:style>
    <style:style style:name="T2" style:family="text">
      <style:text-properties fo:color="#00000a" style:font-name="Arial2" fo:font-size="12pt" officeooo:rsid="00221999" style:font-size-asian="12pt"/>
    </style:style>
    <style:style style:name="T3" style:family="text">
      <style:text-properties fo:color="#00000a" fo:font-size="12pt" style:font-size-asian="12pt"/>
    </style:style>
    <style:style style:name="T4" style:family="text">
      <style:text-properties fo:font-variant="normal" fo:text-transform="none" fo:letter-spacing="normal" fo:font-style="normal" fo:font-weight="normal" officeooo:rsid="001b7710"/>
    </style:style>
    <style:style style:name="T5" style:family="text">
      <style:text-properties fo:font-variant="normal" fo:text-transform="none" fo:letter-spacing="normal" fo:font-style="normal" fo:font-weight="normal" officeooo:rsid="001edc7c"/>
    </style:style>
    <style:style style:name="T6" style:family="text">
      <style:text-properties officeooo:rsid="001edc7c"/>
    </style:style>
    <style:style style:name="T7" style:family="text">
      <style:text-properties officeooo:rsid="001b7710"/>
    </style:style>
    <style:style style:name="T8" style:family="text">
      <style:text-properties officeooo:rsid="001c732d"/>
    </style:style>
    <style:style style:name="T9" style:family="text">
      <style:text-properties officeooo:rsid="001cb648"/>
    </style:style>
    <style:style style:name="T10" style:family="text">
      <style:text-properties officeooo:rsid="002064d7"/>
    </style:style>
    <style:style style:name="T11" style:family="text">
      <style:text-properties fo:font-style="normal" fo:font-weight="normal"/>
    </style:style>
    <style:style style:name="T12" style:family="text">
      <style:text-properties fo:font-style="normal" fo:font-weight="normal" officeooo:rsid="002064d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12dac"/>
    </style:style>
    <style:style style:name="T15" style:family="text">
      <style:text-properties officeooo:rsid="00221999"/>
    </style:style>
    <style:style style:name="T16" style:family="text">
      <style:text-properties officeooo:rsid="0022893e"/>
    </style:style>
    <style:style style:name="T17" style:family="text">
      <style:text-properties officeooo:rsid="0023d85a"/>
    </style:style>
    <style:style style:name="T18" style:family="text">
      <style:text-properties officeooo:rsid="00271b38"/>
    </style:style>
    <style:style style:name="T19" style:family="text">
      <style:text-properties officeooo:rsid="002afcd7"/>
    </style:style>
    <style:style style:name="T20" style:family="text">
      <style:text-properties officeooo:rsid="002c3456"/>
    </style:style>
    <style:style style:name="T21" style:family="text">
      <style:text-properties officeooo:rsid="0031672c"/>
    </style:style>
    <style:style style:name="T22" style:family="text">
      <style:text-properties officeooo:rsid="003285a6"/>
    </style:style>
    <style:style style:name="T23" style:family="text">
      <style:text-properties officeooo:rsid="00337a31"/>
    </style:style>
    <style:style style:name="T24" style:family="text">
      <style:text-properties officeooo:rsid="0034be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<text:span text:style-name="T19">Qual é </text:span>o <text:span text:style-name="T19">nosso </text:span>desafio?</text:h>
      <text:p text:style-name="P4"><text:span text:style-name="T6">Enfrentamos</text:span> este <text:span text:style-name="T6">projeto</text:span> com a convicção de que ajudará os outros, especialmente aqueles que são mais necessitados. <text:span text:style-name="T6">Com</text:span> <text:span text:style-name="T6">i</text:span>nfraestruturas com a mesma medida de contentores de 40 <text:bookmark text:name="_GoBack1"/><text:span text:style-name="T6">pés</text:span>,<text:span text:style-name="T7"> 4 andares com terra, numa área total útil de 120 metros quadrados. </text:span><text:bookmark text:name="__RefHeading___Toc453_155589717"/><text:span text:style-name="T4">A produção de cada unidade é contínua e é estimada a disponibilidade de15 litros de sopa de batata doce com soja diariamente, mais ou menos espesso dependendo da quantidade crescida na </text:span><text:span text:style-name="T5">respetiva</text:span><text:span text:style-name="T4"> área para cada dia, o equivalente a cerca de 50 doses de 0,3 litros, prontas a ingerir em cada unidade.</text:span></text:p>
      <text:p text:style-name="P4">Enfrent<text:span text:style-name="T18">amos este</text:span> desafio com otimismo e determinação e convicção no resultado positivo da sua realização.</text:p>
      <text:p text:style-name="Text_20_body"/>
      <text:p text:style-name="P2"/>
      <text:h text:style-name="Heading_20_3" text:outline-level="3"><text:span text:style-name="T10">C</text:span>omo a tecnologia é essencial para <text:span text:style-name="T10">este projeto?</text:span></text:h>
      <text:p text:style-name="P5">Cada unidade tem sistema automatizado de:</text:p>
      <text:list xml:id="list3580871722" text:style-name="L1">
        <text:list-item>
          <text:p text:style-name="P9"><text:span text:style-name="T11">Cultivo, regadio, crescimento de batata doce e soja. A batata doce foi escolhida pelas suas </text:span><text:span text:style-name="T12">ótimas</text:span><text:span text:style-name="T11"> características nutricionais, resistência a pragas e por ser o tubérculo que maior quantidade de energia produz no mesmo espaço. A soja pela sua excelente proteína bastante completa com aminoácidos essenciais ao ser humano.</text:span></text:p>
        </text:list-item>
        <text:list-item>
          <text:p text:style-name="P10">Manutenção de rega, gestão de luz e respiração</text:p>
        </text:list-item>
        <text:list-item>
          <text:p text:style-name="P10">Colheita.</text:p>
        </text:list-item>
      </text:list>
      <text:list xml:id="list2437267133" text:style-name="L2">
        <text:list-item>
          <text:p text:style-name="P11"><text:bookmark-start text:name="__RefHeading___Toc447_1555897174"/>Preparação de sopa de batata doce com soja.<text:bookmark-end text:name="__RefHeading___Toc447_1555897174"/></text:p>
        </text:list-item>
      </text:list>
      <text:p text:style-name="Text_20_body">É um projeto que necessita de explorar e utilizar recursos científicos já existentes, na área da <text:span text:style-name="T13">robótica</text:span>, energias renováveis, eletrónica, mecânica.</text:p>
      <text:p text:style-name="Text_20_body">Painéis solares, leds de iluminação ótima ao crescimento de plantas, sistema de transformação alimentar na confeção do produto final e continuação da investigação biológica e tecnológica do projeto.</text:p>
      <text:p text:style-name="Text_20_body"/>
      <text:p text:style-name="P3"/>
      <text:h text:style-name="P6" text:outline-level="3">Como os processos de fabricação são essenciais para este <text:span text:style-name="T14">projeto</text:span>?</text:h>
      <text:p text:style-name="Text_20_body">Precisa de técnicos para a construção da estrutura e montagem dos componentes. Para a construção do protótipo <text:span text:style-name="T14">será necessário</text:span> um pavilhão e gabinete técnico. Para a construção das replicas <text:span text:style-name="T14">será</text:span> uma fabrica com linhas de montagem.</text:p>
      <text:p text:style-name="Text_20_body"/>
      <text:p text:style-name="Text_20_body"/>
      <text:h text:style-name="Heading_20_3" text:outline-level="3"><text:soft-page-break/><text:span text:style-name="T15">Quais as m</text:span>etas de curto prazo e visão de longo prazo para <text:span text:style-name="T15">este projeto?</text:span></text:h>
      <text:p text:style-name="Text_20_body"><text:span text:style-name="T2">A</text:span><text:span text:style-name="T1"> curto prazo </text:span><text:span text:style-name="T2">c</text:span><text:span text:style-name="T1">onseguir financiamento para o protótipo, estimado o estudo completo e a conclusão do seu fabrico em 2 anos.</text:span></text:p>
      <text:p text:style-name="Text_20_body">A longo prazo <text:span text:style-name="T15">construir</text:span> <text:span text:style-name="T15">fábrica, </text:span>fazer replicas <text:span text:style-name="T15">do protótipo</text:span>, distribui-<text:span text:style-name="T15">las</text:span> em sítios ricos <text:span text:style-name="T15">e </text:span>com os lucros das mesmas, fazer mais para distribuir em sítios <text:span text:style-name="T16">mais</text:span> pobres <text:span text:style-name="T16">n</text:span>o planeta, onde não se cobrará pelas doses. <text:span text:style-name="T16">Segundo a tabela do plano de negócios, será perto de 3 anos após a produção da fábrica.</text:span></text:p>
      <text:p text:style-name="Text_20_body"/>
      <text:p text:style-name="Text_20_body"/>
      <text:h text:style-name="Heading_20_3" text:outline-level="3">Como planea<text:span text:style-name="T17">mos</text:span> implantar <text:span text:style-name="T17">este projeto</text:span>?</text:h>
      <text:p text:style-name="Text_20_body">As maquinas serão colocadas em sítios estratégicos em zonas urbanas com o espaço equivalente a 2 locais de estacionamento automóvel e de preferência em loca<text:span text:style-name="T21">l</text:span> <text:span text:style-name="T17">soalheiro.</text:span> Espaços esses alugados às entidades competentes.</text:p>
      <text:p text:style-name="Text_20_body"/>
      <text:p text:style-name="Text_20_body"/>
      <text:h text:style-name="Heading_20_3" text:outline-level="3">Impacto atual e futuro da solução, escalabilidade e impacto social.</text:h>
      <text:p text:style-name="Text_20_body">Na atualidade a fome é um problema que está muito presente e ao nosso redor, encontra-se em todo o lado. </text:p>
      <text:p text:style-name="Text_20_body">Num sentido imediato a máquina de produção agrícola autónoma de batata doce com soja tem um impacto social na base de ser um novo produto <text:span text:style-name="T18">alimentar</text:span>, saudável, barato e inovador na forma em como é produzido.</text:p>
      <text:p text:style-name="Text_20_body">De facto a batata doce é rica em hidratos de carbono, vitaminas e minerais, com a conjunção da soja, rica em proteínas, pretende-se produzir um<text:span text:style-name="T18">a sopa</text:span> de sabor agradável e com as propriedades essenciais para uma refeição bastante completa.</text:p>
      <text:p text:style-name="Text_20_body">Tem como primeiro público alvo, os países mais desenvolvidos e com uma maior capacidade económica per capita.</text:p>
      <text:p text:style-name="Text_20_body">Tudo o que é novidade suscita curiosidade, <text:span text:style-name="T18">é um produto verde natural</text:span>, juntando-se a isso um bom sabor aliado a propriedades alimentares excelentes, <text:span text:style-name="T18">cremos</text:span> que terá um impacto positivo na sua comercialização inicial. </text:p>
      <text:p text:style-name="Text_20_body">A construção de unidades para distribuir em locais onde há pessoas que não podem pagar, vai ser feita com os lucros das unidades distribuídas em países ricos.</text:p>
      <text:p text:style-name="Text_20_body"/>
      <text:p text:style-name="Text_20_body"/>
      <text:h text:style-name="Heading_20_3" text:outline-level="3"><text:soft-page-break/><text:span text:style-name="T19">Quais as h</text:span>abilidades <text:span text:style-name="T19">atuais </text:span>da equipe de soluções?</text:h>
      <text:p text:style-name="Text_20_body"><text:s/>A equipa terá ainda de ser formada, pois <text:span text:style-name="T19">ainda </text:span>não existem fundos suficientes para avançar com o projeto para o passo seguinte que será o de investigar algumas das coisas ainda em fase de estudo que carecem de pessoal especializado em algumas áreas; nomeadamente das engenharias: mecatrónica, informática e agrónoma.<text:line-break/></text:p>
      <text:p text:style-name="Text_20_body"/>
      <text:h text:style-name="Heading_20_3" text:outline-level="3">Modelo de receita da solução</text:h>
      <text:p text:style-name="Text_20_body">As unidades em países ricos vão cobrar <text:span text:style-name="T20">entre 1 e</text:span> 3 euros a dose, <text:span text:style-name="T20">conforme as práticas do negócio local, onde cada unidade for colocada</text:span>. Desta forma prevê-se que cada unidade fique paga <text:span text:style-name="T20">entre</text:span> <text:span text:style-name="T20">150 a 400 dias</text:span>.</text:p>
      <text:p text:style-name="Text_20_body">Como se pode ver, o rácio de investimento é muito bom.</text:p>
      <text:p text:style-name="Text_20_body"><text:span text:style-name="t1">O</text:span> lucro de cada maquina em países ricos serve para a construção de novas máquinas <text:span text:style-name="t2">para dar aos mais desfavorecidos, sendo que o objetivo principal será, não o lucro, mas a distribuição, o mais </text:span><text:span text:style-name="t2"><text:span text:style-name="T20">equitativa</text:span></text:span><text:span text:style-name="t2"> possível, de alimentação básica pelos sítios mais carenciados.</text:span></text:p>
      <text:p text:style-name="P4"><text:span text:style-name="T8">São facilmente lucrativas nos países desenvolvidos</text:span> e é projetada para cobrir as necessidades <text:span text:style-name="T9">alimentares</text:span> básicas <text:span text:style-name="T9">em países subdesenvolvidos, nesses com custo por dose reduzida ou zero</text:span>. É um projeto com autonomia e economicamente viável, que acredito ser um trunfo para o bem-estar de muitas pessoas.</text:p>
      <text:p text:style-name="Text_20_body"/>
      <text:p text:style-name="Text_20_body"/>
      <text:h text:style-name="Heading_20_3" text:outline-level="3"><text:span text:style-name="T3">Br</text:span>eve descrição da ideia de negocio:</text:h>
      <text:p text:style-name="P1">A ideia é fabricar máquinas que sejam quase auto-sustentáveis, de produtos agrícolas nomeadamente a batata doce e soja <text:span text:style-name="T24">que são </text:span>misturadas <text:span text:style-name="T24">em</text:span> <text:span text:style-name="T24">sopa</text:span> que será o produto final. Cada maquina é de pequena dimensão o que a<text:bookmark text:name="_GoBack"/> faz ser fácil de deslocar e tem portabilidade.</text:p>
      <text:p text:style-name="P1">Considero um projeto lucrativo com benefícios tanto para o produtor, como para o cliente.</text:p>
      <text:h text:style-name="P7" text:outline-level="3"/>
      <text:p text:style-name="P1"/>
      <text:h text:style-name="P7" text:outline-level="3">Breve descrição da demanda do mercado a ser cumprida:</text:h>
      <text:p text:style-name="P1">O objetivo é espalhar cada a máquina em locais indicados para um publico alvo em que haja necessidade de um alimento energeticamente rico e eficaz para ser uma refeição completa, nomeadamente nas mediações de escolas, postos de abastecimento; locais recreativos entre outros</text:p>
      <text:p text:style-name="P1"/>
      <text:p text:style-name="P1"><text:soft-page-break/></text:p>
      <text:h text:style-name="Heading_20_3" text:outline-level="3">Breve descrição do produto / serviço:</text:h>
      <text:p text:style-name="P1">O produto final consiste num<text:span text:style-name="T23">a</text:span> <text:span text:style-name="T23">sopa</text:span> de batata doce com soja, de sabor agradável.</text:p>
      <text:p text:style-name="P1"><text:span text:style-name="T23">Cada</text:span> dose terá <text:span text:style-name="T23">um</text:span> valor <text:span text:style-name="T23">a partir de</text:span> 1€ para uma quantidade de 300mml, que <text:span text:style-name="T23">v</text:span>em em copo reutilizáve<text:span text:style-name="T23">l.</text:span></text:p>
      <text:p text:style-name="P1"/>
      <text:p text:style-name="P1"/>
      <text:h text:style-name="Heading_20_3" text:outline-level="3">Breve descrição da inovação proposta:</text:h>
      <text:p text:style-name="P1">A inovação é a própria maquina, que consiste numa estufa de 4 andares de cultivo de batata doce e soja, com laterais em acrílico, Autónoma com energia proveniente de painéis solares situados no topo, para os leds de crescimento e para o robot que faz o cultivo. É resistente a intempéries usuais na península ibérica. Maquina que gera doses de sopa de batata doce com soja direto ao consumidor. </text:p>
      <text:p text:style-name="P1">O cultivo é autónomo, feito com robot, usa-se energias renováveis. Reúnem-se tecnologias já existentes assim como estudos realizados.</text:p>
      <text:p text:style-name="P1"/>
      <text:p text:style-name="P1"/>
      <text:h text:style-name="Heading_20_3" text:outline-level="3">Breve descrição do mercado alvo e concorrência potencial:</text:h>
      <text:p text:style-name="P1">O mercado alvo é o publico em geral, a concorrência são os estabelecimentos de produtos alimentares acabados assim como de máquinas “self-service” alimentares, sendo que no caso da proposta em questão o produto é confecionado apenas com ingredientes naturais e frescos. A máquina é mais lucrativa por não ter quase gastos em logística.</text:p>
      <text:p text:style-name="P1"/>
      <text:p text:style-name="P1"/>
      <text:h text:style-name="Heading_20_3" text:outline-level="3">Breve descrição do modelo de negócios e da cadeia de valor:</text:h>
      <text:p text:style-name="P1">Cada maquina, depois do protótipo construído, tem um custo de cerca de 20.000 euros, pelo que cada maquina produz cerca de 50 doses diárias de 3 decilitros a <text:span text:style-name="T22">mais de 1</text:span> euro, pelo que cada máquina fica paga em aproximadamente um ano.</text:p>
      <text:p text:style-name="P1"/>
      <text:p text:style-name="P1"/>
      <text:h text:style-name="Heading_20_3" text:outline-level="3">Breve descrição dos principais marcos alcançados ate o momento e os próximos passos:</text:h>
      <text:p text:style-name="P1">O projeto está em fase de investigação.</text:p>
      <text:p text:style-name="Text_20_body">Achar parcerias para promover o projeto, sendo o primeiro passo construir o protóti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PT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a" style:font-name="Arial" fo:font-family="Arial" style:font-style-name="Normal" style:font-family-generic="swiss" style:font-pitch="variable" fo:font-size="12pt" style:font-size-asian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justify" style:justify-single-word="false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Arial1" fo:font-family="Arial" style:font-style-name="Negrito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p1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PT" style:font-name-complex="Times New Roman1" style:font-family-complex="'Times New Roman'" style:font-family-generic-complex="system" style:font-pitch-complex="variable" style:language-complex="ar" style:country-complex="SA"/>
    </style:style>
    <style:style style:name="p2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PT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1" style:family="text" style:parent-style-name="Default_20_Paragraph_20_Font"/>
    <style:style style:name="t2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sama</meta:initial-creator>
    <meta:editing-cycles>25</meta:editing-cycles>
    <meta:creation-date>2019-02-21T13:20:00</meta:creation-date>
    <dc:date>2019-06-10T12:01:26.705000000</dc:date>
    <dc:language>pt-PT</dc:language>
    <meta:editing-duration>PT7H59M17S</meta:editing-duration>
    <meta:generator>LibreOffice/6.2.4.2$Windows_X86_64 LibreOffice_project/2412653d852ce75f65fbfa83fb7e7b669a126d64</meta:generator>
    <meta:document-statistic meta:table-count="0" meta:image-count="0" meta:object-count="0" meta:page-count="4" meta:paragraph-count="50" meta:word-count="1191" meta:character-count="7283" meta:non-whitespace-character-count="61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